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>
      <style:text-properties fo:language="en" fo:country="AU"/>
    </style:style>
    <style:style style:name="P2" style:family="paragraph" style:parent-style-name="Paragraph">
      <style:text-properties fo:language="en" fo:country="AU" officeooo:rsid="00316c59" officeooo:paragraph-rsid="004242e3"/>
    </style:style>
    <style:style style:name="P3" style:family="paragraph" style:parent-style-name="Paragraph">
      <style:text-properties fo:language="en" fo:country="AU" officeooo:rsid="00481949" officeooo:paragraph-rsid="00481949"/>
    </style:style>
    <style:style style:name="P4" style:family="paragraph" style:parent-style-name="Paragraph">
      <style:text-properties fo:language="en" fo:country="AU" officeooo:rsid="0057aea3" officeooo:paragraph-rsid="005a2cad"/>
    </style:style>
    <style:style style:name="P5" style:family="paragraph" style:parent-style-name="Paragraph">
      <style:text-properties fo:language="en" fo:country="AU" officeooo:rsid="0057aea3" officeooo:paragraph-rsid="013719a2"/>
    </style:style>
    <style:style style:name="P6" style:family="paragraph" style:parent-style-name="Paragraph">
      <style:text-properties fo:language="en" fo:country="AU" officeooo:rsid="00d704ed" officeooo:paragraph-rsid="00d704ed"/>
    </style:style>
    <style:style style:name="P7" style:family="paragraph" style:parent-style-name="Paragraph">
      <style:text-properties fo:language="en" fo:country="AU" officeooo:rsid="0065cc29" officeooo:paragraph-rsid="0065cc29"/>
    </style:style>
    <style:style style:name="P8" style:family="paragraph" style:parent-style-name="Paragraph">
      <style:text-properties fo:language="en" fo:country="AU" officeooo:rsid="00e2f8cf" officeooo:paragraph-rsid="0015b3ca"/>
    </style:style>
    <style:style style:name="P9" style:family="paragraph" style:parent-style-name="Paragraph">
      <style:text-properties fo:language="en" fo:country="AU" officeooo:rsid="00e2f8cf" officeooo:paragraph-rsid="00e2f8cf"/>
    </style:style>
    <style:style style:name="P10" style:family="paragraph" style:parent-style-name="Paragraph">
      <style:paragraph-properties fo:text-align="center" style:justify-single-word="false"/>
      <style:text-properties fo:language="en" fo:country="AU" officeooo:rsid="00e2f8cf" officeooo:paragraph-rsid="0156fc06"/>
    </style:style>
    <style:style style:name="P11" style:family="paragraph" style:parent-style-name="Paragraph">
      <style:text-properties fo:language="en" fo:country="AU" officeooo:rsid="00130f5f" officeooo:paragraph-rsid="0015b3ca"/>
    </style:style>
    <style:style style:name="P12" style:family="paragraph" style:parent-style-name="Paragraph">
      <style:text-properties fo:language="en" fo:country="AU" officeooo:paragraph-rsid="00a0ad0d"/>
    </style:style>
    <style:style style:name="P13" style:family="paragraph" style:parent-style-name="Paragraph">
      <style:text-properties fo:language="en" fo:country="AU" officeooo:rsid="00d6dcee" officeooo:paragraph-rsid="00f51f63"/>
    </style:style>
    <style:style style:name="P14" style:family="paragraph" style:parent-style-name="Paragraph">
      <style:text-properties fo:language="en" fo:country="AU" officeooo:paragraph-rsid="00937c10"/>
    </style:style>
    <style:style style:name="P15" style:family="paragraph" style:parent-style-name="Paragraph">
      <style:text-properties fo:language="en" fo:country="AU" officeooo:rsid="012cc3df" officeooo:paragraph-rsid="01328b8a"/>
    </style:style>
    <style:style style:name="P16" style:family="paragraph" style:parent-style-name="Paragraph">
      <style:text-properties fo:language="en" fo:country="AU" officeooo:paragraph-rsid="01340fa6"/>
    </style:style>
    <style:style style:name="P17" style:family="paragraph" style:parent-style-name="Paragraph">
      <style:text-properties fo:language="en" fo:country="AU" officeooo:rsid="00510fcf" officeooo:paragraph-rsid="01426797"/>
    </style:style>
    <style:style style:name="P18" style:family="paragraph" style:parent-style-name="Paragraph">
      <style:text-properties fo:language="en" fo:country="AU" officeooo:rsid="00510fcf" officeooo:paragraph-rsid="01436f0f"/>
    </style:style>
    <style:style style:name="P19" style:family="paragraph" style:parent-style-name="Paragraph">
      <style:text-properties fo:language="en" fo:country="AU" officeooo:rsid="0146440e" officeooo:paragraph-rsid="0146440e"/>
    </style:style>
    <style:style style:name="P20" style:family="paragraph" style:parent-style-name="Paragraph">
      <style:text-properties fo:language="en" fo:country="AU" officeooo:rsid="014ba243" officeooo:paragraph-rsid="014ba243"/>
    </style:style>
    <style:style style:name="P21" style:family="paragraph" style:parent-style-name="Paragraph">
      <style:text-properties fo:language="en" fo:country="AU" officeooo:paragraph-rsid="014dfa94"/>
    </style:style>
    <style:style style:name="P22" style:family="paragraph" style:parent-style-name="Paragraph">
      <style:text-properties fo:language="en" fo:country="AU" officeooo:rsid="014ef94e" officeooo:paragraph-rsid="014ef94e"/>
    </style:style>
    <style:style style:name="P23" style:family="paragraph" style:parent-style-name="Paragraph">
      <style:text-properties fo:language="en" fo:country="AU" officeooo:rsid="00dca204" officeooo:paragraph-rsid="01426797"/>
    </style:style>
    <style:style style:name="P24" style:family="paragraph" style:parent-style-name="Paragraph">
      <style:text-properties fo:language="en" fo:country="AU" officeooo:paragraph-rsid="01426797"/>
    </style:style>
    <style:style style:name="P25" style:family="paragraph" style:parent-style-name="Paragraph">
      <style:text-properties fo:language="en" fo:country="AU" officeooo:rsid="014dfa94" officeooo:paragraph-rsid="01612c61"/>
    </style:style>
    <style:style style:name="P26" style:family="paragraph" style:parent-style-name="Paragraph">
      <style:text-properties officeooo:paragraph-rsid="0124ca62"/>
    </style:style>
    <style:style style:name="P27" style:family="paragraph" style:parent-style-name="Paragraph">
      <style:text-properties officeooo:rsid="004242e3" officeooo:paragraph-rsid="00d6dcee"/>
    </style:style>
    <style:style style:name="P28" style:family="paragraph" style:parent-style-name="Paragraph">
      <style:text-properties officeooo:rsid="013679d8" officeooo:paragraph-rsid="013679d8"/>
    </style:style>
    <style:style style:name="P29" style:family="paragraph" style:parent-style-name="Paragraph">
      <style:text-properties officeooo:paragraph-rsid="01436f0f"/>
    </style:style>
    <style:style style:name="P30" style:family="paragraph" style:parent-style-name="Paragraph">
      <style:text-properties officeooo:paragraph-rsid="00e28fb1"/>
    </style:style>
    <style:style style:name="P31" style:family="paragraph" style:parent-style-name="Paragraph">
      <style:text-properties officeooo:paragraph-rsid="00d8764c"/>
    </style:style>
    <style:style style:name="P32" style:family="paragraph" style:parent-style-name="Table_20_Contents">
      <style:paragraph-properties fo:text-align="center" style:justify-single-word="false"/>
      <style:text-properties fo:language="en" fo:country="AU" officeooo:paragraph-rsid="00d04be4"/>
    </style:style>
    <style:style style:name="P33" style:family="paragraph" style:parent-style-name="Table_20_Contents">
      <style:paragraph-properties fo:text-align="center" style:justify-single-word="false"/>
      <style:text-properties fo:language="en" fo:country="AU" officeooo:paragraph-rsid="00d704ed"/>
    </style:style>
    <style:style style:name="P34" style:family="paragraph" style:parent-style-name="Table_20_Contents">
      <style:paragraph-properties fo:text-align="center" style:justify-single-word="false"/>
      <style:text-properties fo:language="en" fo:country="AU" officeooo:paragraph-rsid="00d9db80"/>
    </style:style>
    <style:style style:name="P35" style:family="paragraph" style:parent-style-name="Table_20_Contents">
      <style:paragraph-properties fo:text-align="end" style:justify-single-word="false"/>
      <style:text-properties fo:language="en" fo:country="AU"/>
    </style:style>
    <style:style style:name="P36" style:family="paragraph" style:parent-style-name="Table_20_Contents">
      <style:paragraph-properties fo:text-align="end" style:justify-single-word="false"/>
      <style:text-properties fo:language="en" fo:country="AU" officeooo:paragraph-rsid="00d704ed"/>
    </style:style>
    <style:style style:name="P37" style:family="paragraph" style:parent-style-name="Table_20_Contents">
      <style:paragraph-properties fo:text-align="end" style:justify-single-word="false"/>
      <style:text-properties fo:language="en" fo:country="AU" officeooo:paragraph-rsid="00d9db80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1168274" officeooo:paragraph-rsid="014773ab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paragraph-rsid="014773ab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11bec6e" officeooo:paragraph-rsid="014773ab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1168274" officeooo:paragraph-rsid="014773ab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officeooo:paragraph-rsid="014773ab"/>
    </style:style>
    <style:style style:name="P43" style:family="paragraph" style:parent-style-name="Table_20_Contents">
      <style:paragraph-properties fo:text-align="end" style:justify-single-word="false"/>
      <style:text-properties officeooo:rsid="014913e4" officeooo:paragraph-rsid="014913e4"/>
    </style:style>
    <style:style style:name="P44" style:family="paragraph" style:parent-style-name="Equation">
      <style:text-properties fo:language="en" fo:country="AU" officeooo:paragraph-rsid="004242e3"/>
    </style:style>
    <style:style style:name="P45" style:family="paragraph" style:parent-style-name="Equation">
      <style:paragraph-properties fo:text-align="end" style:justify-single-word="false"/>
      <style:text-properties fo:language="en" fo:country="AU" officeooo:paragraph-rsid="004242e3"/>
    </style:style>
    <style:style style:name="P46" style:family="paragraph" style:parent-style-name="Abstract">
      <style:text-properties fo:language="en" fo:country="AU"/>
    </style:style>
    <style:style style:name="P47" style:family="paragraph" style:parent-style-name="Author_20_Affiliation">
      <style:text-properties fo:language="en" fo:country="AU"/>
    </style:style>
    <style:style style:name="P48" style:family="paragraph" style:parent-style-name="Figure_20_Caption">
      <style:text-properties fo:language="en" fo:country="AU"/>
    </style:style>
    <style:style style:name="P49" style:family="paragraph" style:parent-style-name="Figure_20_Caption">
      <style:text-properties fo:language="en" fo:country="AU" officeooo:paragraph-rsid="008a2627"/>
    </style:style>
    <style:style style:name="P50" style:family="paragraph" style:parent-style-name="Figure_20_Caption">
      <style:text-properties fo:language="en" fo:country="AU" officeooo:paragraph-rsid="014c8df1"/>
    </style:style>
    <style:style style:name="P51" style:family="paragraph" style:parent-style-name="Figure_20_Caption">
      <style:text-properties fo:language="en" fo:country="AU" officeooo:rsid="00e2f8cf" officeooo:paragraph-rsid="014dfa94"/>
    </style:style>
    <style:style style:name="P52" style:family="paragraph" style:parent-style-name="Figure_20_Caption">
      <style:text-properties fo:language="en" fo:country="AU" officeooo:rsid="00e2f8cf" officeooo:paragraph-rsid="0156fc06"/>
    </style:style>
    <style:style style:name="P53" style:family="paragraph" style:parent-style-name="Figure_20_Caption">
      <style:text-properties officeooo:paragraph-rsid="014c8df1"/>
    </style:style>
    <style:style style:name="P54" style:family="paragraph" style:parent-style-name="Figure_20_Caption">
      <style:text-properties officeooo:paragraph-rsid="015aea43"/>
    </style:style>
    <style:style style:name="P55" style:family="paragraph" style:parent-style-name="Figure">
      <style:text-properties fo:language="en" fo:country="AU"/>
    </style:style>
    <style:style style:name="P56" style:family="paragraph" style:parent-style-name="Figure">
      <style:text-properties fo:language="en" fo:country="AU" officeooo:paragraph-rsid="008be122"/>
    </style:style>
    <style:style style:name="P57" style:family="paragraph" style:parent-style-name="Figure">
      <style:text-properties fo:language="en" fo:country="AU" officeooo:paragraph-rsid="014c8df1"/>
    </style:style>
    <style:style style:name="P58" style:family="paragraph" style:parent-style-name="Figure">
      <style:text-properties officeooo:paragraph-rsid="014c8df1"/>
    </style:style>
    <style:style style:name="P59" style:family="paragraph" style:parent-style-name="Figure">
      <style:text-properties officeooo:paragraph-rsid="014dfa94"/>
    </style:style>
    <style:style style:name="P60" style:family="paragraph" style:parent-style-name="Author_20_Name">
      <style:text-properties fo:language="en" fo:country="AU" officeooo:paragraph-rsid="00a2a1da"/>
    </style:style>
    <style:style style:name="P61" style:family="paragraph" style:parent-style-name="Table_20_Caption">
      <style:paragraph-properties fo:break-before="page"/>
    </style:style>
    <style:style style:name="P62" style:family="paragraph" style:parent-style-name="Paragraph">
      <style:paragraph-properties fo:margin-left="0cm" fo:margin-right="0cm" fo:text-indent="0cm" style:auto-text-indent="false"/>
      <style:text-properties fo:font-size="2pt" officeooo:paragraph-rsid="014773ab" style:font-size-asian="1.75pt" style:font-size-complex="2pt"/>
    </style:style>
    <style:style style:name="P63" style:family="paragraph" style:parent-style-name="Heading_20_3">
      <style:text-properties fo:language="en" fo:country="AU" officeooo:rsid="00d6dcee" officeooo:paragraph-rsid="005c7b12"/>
    </style:style>
    <style:style style:name="P64" style:family="paragraph" style:parent-style-name="Heading_20_3">
      <style:text-properties fo:language="en" fo:country="AU" officeooo:rsid="0065cc29" officeooo:paragraph-rsid="0065cc29"/>
    </style:style>
    <style:style style:name="P65" style:family="paragraph" style:parent-style-name="Heading_20_2">
      <style:text-properties fo:language="en" fo:country="AU" officeooo:rsid="00481949" officeooo:paragraph-rsid="00481949"/>
    </style:style>
    <style:style style:name="P66" style:family="paragraph" style:parent-style-name="Heading_20_2">
      <style:text-properties fo:language="en" fo:country="AU" officeooo:rsid="002740bf" officeooo:paragraph-rsid="002740bf"/>
    </style:style>
    <style:style style:name="P67" style:family="paragraph" style:parent-style-name="Heading_20_2">
      <style:text-properties fo:language="en" fo:country="AU" officeooo:rsid="0065cc29" officeooo:paragraph-rsid="0065cc29"/>
    </style:style>
    <style:style style:name="P68" style:family="paragraph" style:parent-style-name="Heading_20_2">
      <style:text-properties fo:language="en" fo:country="AU" officeooo:rsid="004105bb" officeooo:paragraph-rsid="004105bb"/>
    </style:style>
    <style:style style:name="P69" style:family="paragraph" style:parent-style-name="Heading_20_2">
      <style:text-properties fo:language="en" fo:country="AU" officeooo:rsid="00ad032c" officeooo:paragraph-rsid="00ad032c"/>
    </style:style>
    <style:style style:name="P70" style:family="paragraph" style:parent-style-name="Heading_20_1">
      <style:text-properties fo:language="en" fo:country="AU"/>
    </style:style>
    <style:style style:name="P71" style:family="paragraph" style:parent-style-name="Heading_20_1">
      <style:text-properties fo:language="en" fo:country="AU" officeooo:rsid="000bc98c" officeooo:paragraph-rsid="000bc98c"/>
    </style:style>
    <style:style style:name="P72" style:family="paragraph" style:parent-style-name="Heading_20_1">
      <style:text-properties fo:language="en" fo:country="AU" officeooo:rsid="004242e3" officeooo:paragraph-rsid="004242e3"/>
    </style:style>
    <style:style style:name="P73" style:family="paragraph" style:parent-style-name="Heading_20_1">
      <style:text-properties fo:language="en" fo:country="AU" officeooo:rsid="014dfa94" officeooo:paragraph-rsid="014dfa94"/>
    </style:style>
    <style:style style:name="P74" style:family="paragraph" style:parent-style-name="Heading_20_1">
      <style:text-properties fo:language="en" fo:country="AU" officeooo:rsid="00e28fb1" officeooo:paragraph-rsid="00e28fb1"/>
    </style:style>
    <style:style style:name="P75" style:family="paragraph" style:parent-style-name="Heading_20_1">
      <style:text-properties style:font-name="Times New Roman" fo:language="en" fo:country="AU" officeooo:rsid="0156fc06" style:font-name-complex="Times New Roman1"/>
    </style:style>
    <style:style style:name="P76" style:family="paragraph" style:parent-style-name="Paragraph" style:master-page-name="Standard">
      <style:paragraph-properties fo:margin-left="0cm" fo:margin-right="0cm" fo:text-indent="0cm" style:auto-text-indent="false" style:page-number="auto"/>
      <style:text-properties officeooo:paragraph-rsid="00d8764c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size-complex="14pt"/>
    </style:style>
    <style:style style:name="T3" style:family="text">
      <style:text-properties style:text-position="super 58%" officeooo:rsid="000a8b07" style:font-size-complex="14pt"/>
    </style:style>
    <style:style style:name="T4" style:family="text">
      <style:text-properties style:text-position="super 58%" fo:background-color="transparent" loext:char-shading-value="0"/>
    </style:style>
    <style:style style:name="T5" style:family="text">
      <style:text-properties style:text-position="super 58%" fo:font-style="normal" fo:background-color="transparent" loext:char-shading-value="0" style:font-style-asian="normal" style:font-style-complex="normal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style:text-position="super 58%" fo:language="en" fo:country="AU" style:font-size-complex="14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/>
    </style:style>
    <style:style style:name="T11" style:family="text">
      <style:text-properties fo:font-variant="normal" fo:text-transform="none" style:text-line-through-style="none" style:text-line-through-type="none" style:text-position="0% 100%" fo:font-style="normal" style:text-underline-style="none" fo:font-weight="bold"/>
    </style:style>
    <style:style style:name="T12" style:family="text">
      <style:text-properties fo:font-variant="normal" fo:text-transform="none" style:text-line-through-style="none" style:text-line-through-type="none" style:text-position="0% 100%" fo:font-style="italic" style:text-underline-style="none" fo:font-weight="normal"/>
    </style:style>
    <style:style style:name="T13" style:family="text">
      <style:text-properties officeooo:rsid="000a8b07"/>
    </style:style>
    <style:style style:name="T14" style:family="text">
      <style:text-properties officeooo:rsid="00225c01"/>
    </style:style>
    <style:style style:name="T15" style:family="text">
      <style:text-properties officeooo:rsid="00345920"/>
    </style:style>
    <style:style style:name="T16" style:family="text">
      <style:text-properties officeooo:rsid="004242e3"/>
    </style:style>
    <style:style style:name="T17" style:family="text">
      <style:text-properties officeooo:rsid="00476979"/>
    </style:style>
    <style:style style:name="T18" style:family="text">
      <style:text-properties officeooo:rsid="004c0913"/>
    </style:style>
    <style:style style:name="T19" style:family="text">
      <style:text-properties officeooo:rsid="00677cfc"/>
    </style:style>
    <style:style style:name="T20" style:family="text">
      <style:text-properties officeooo:rsid="00778f8b"/>
    </style:style>
    <style:style style:name="T21" style:family="text">
      <style:text-properties officeooo:rsid="00cecaca"/>
    </style:style>
    <style:style style:name="T22" style:family="text">
      <style:text-properties officeooo:rsid="00d75a5f"/>
    </style:style>
    <style:style style:name="T23" style:family="text">
      <style:text-properties officeooo:rsid="00dca204"/>
    </style:style>
    <style:style style:name="T24" style:family="text">
      <style:text-properties officeooo:rsid="00e2f8cf"/>
    </style:style>
    <style:style style:name="T25" style:family="text">
      <style:text-properties officeooo:rsid="00ebca0d"/>
    </style:style>
    <style:style style:name="T26" style:family="text">
      <style:text-properties officeooo:rsid="00f0f778"/>
    </style:style>
    <style:style style:name="T27" style:family="text">
      <style:text-properties officeooo:rsid="00f51f63"/>
    </style:style>
    <style:style style:name="T28" style:family="text">
      <style:text-properties officeooo:rsid="00f7dfc6"/>
    </style:style>
    <style:style style:name="T29" style:family="text">
      <style:text-properties fo:language="en" fo:country="AU"/>
    </style:style>
    <style:style style:name="T30" style:family="text">
      <style:text-properties fo:language="en" fo:country="AU" officeooo:rsid="000a8b07"/>
    </style:style>
    <style:style style:name="T31" style:family="text">
      <style:text-properties fo:language="en" fo:country="AU" officeooo:rsid="0044bedb"/>
    </style:style>
    <style:style style:name="T32" style:family="text">
      <style:text-properties fo:language="en" fo:country="AU" fo:font-style="normal" style:font-style-asian="normal" style:font-style-complex="normal"/>
    </style:style>
    <style:style style:name="T33" style:family="text">
      <style:text-properties fo:language="en" fo:country="AU" fo:font-style="normal" officeooo:rsid="0044bedb" style:font-style-asian="normal" style:font-style-complex="normal"/>
    </style:style>
    <style:style style:name="T34" style:family="text">
      <style:text-properties fo:language="en" fo:country="AU" fo:font-style="normal" officeooo:rsid="00c8d84c" style:font-style-asian="normal" style:font-style-complex="normal"/>
    </style:style>
    <style:style style:name="T35" style:family="text">
      <style:text-properties fo:language="en" fo:country="AU" fo:font-style="normal" officeooo:rsid="00d6dcee" style:font-style-asian="normal" style:font-style-complex="normal"/>
    </style:style>
    <style:style style:name="T36" style:family="text">
      <style:text-properties fo:language="en" fo:country="AU" fo:font-style="normal" officeooo:rsid="013679d8" style:font-style-asian="normal" style:font-style-complex="normal"/>
    </style:style>
    <style:style style:name="T37" style:family="text">
      <style:text-properties fo:language="en" fo:country="AU" fo:font-style="normal" officeooo:rsid="01662bc4" style:font-style-asian="normal" style:font-style-complex="normal"/>
    </style:style>
    <style:style style:name="T38" style:family="text">
      <style:text-properties fo:language="en" fo:country="AU" officeooo:rsid="00d8764c"/>
    </style:style>
    <style:style style:name="T39" style:family="text">
      <style:text-properties fo:language="en" fo:country="AU" officeooo:rsid="00d9db80"/>
    </style:style>
    <style:style style:name="T40" style:family="text">
      <style:text-properties fo:language="en" fo:country="AU" officeooo:rsid="00feb648"/>
    </style:style>
    <style:style style:name="T41" style:family="text">
      <style:text-properties fo:language="en" fo:country="AU" officeooo:rsid="0106cdff"/>
    </style:style>
    <style:style style:name="T42" style:family="text">
      <style:text-properties fo:language="en" fo:country="AU" officeooo:rsid="010eddf0"/>
    </style:style>
    <style:style style:name="T43" style:family="text">
      <style:text-properties fo:language="en" fo:country="AU" officeooo:rsid="01233538"/>
    </style:style>
    <style:style style:name="T44" style:family="text">
      <style:text-properties fo:language="en" fo:country="AU" officeooo:rsid="0124ca62"/>
    </style:style>
    <style:style style:name="T45" style:family="text">
      <style:text-properties fo:language="en" fo:country="AU" officeooo:rsid="012a72b5"/>
    </style:style>
    <style:style style:name="T46" style:family="text">
      <style:text-properties fo:language="en" fo:country="AU" officeooo:rsid="012cc3df"/>
    </style:style>
    <style:style style:name="T47" style:family="text">
      <style:text-properties fo:language="en" fo:country="AU" officeooo:rsid="012ce02e"/>
    </style:style>
    <style:style style:name="T48" style:family="text">
      <style:text-properties fo:language="en" fo:country="AU" officeooo:rsid="013094c3"/>
    </style:style>
    <style:style style:name="T49" style:family="text">
      <style:text-properties fo:language="en" fo:country="AU" officeooo:rsid="01328b8a"/>
    </style:style>
    <style:style style:name="T50" style:family="text">
      <style:text-properties fo:language="en" fo:country="AU" officeooo:rsid="01340fa6"/>
    </style:style>
    <style:style style:name="T51" style:family="text">
      <style:text-properties fo:language="en" fo:country="AU" officeooo:rsid="013719a2"/>
    </style:style>
    <style:style style:name="T52" style:family="text">
      <style:text-properties fo:language="en" fo:country="AU" officeooo:rsid="01395614"/>
    </style:style>
    <style:style style:name="T53" style:family="text">
      <style:text-properties fo:language="en" fo:country="AU" officeooo:rsid="013a83bf"/>
    </style:style>
    <style:style style:name="T54" style:family="text">
      <style:text-properties fo:language="en" fo:country="AU" officeooo:rsid="013bb913"/>
    </style:style>
    <style:style style:name="T55" style:family="text">
      <style:text-properties fo:language="en" fo:country="AU" officeooo:rsid="006de0b5"/>
    </style:style>
    <style:style style:name="T56" style:family="text">
      <style:text-properties fo:language="en" fo:country="AU" officeooo:rsid="01426797"/>
    </style:style>
    <style:style style:name="T57" style:family="text">
      <style:text-properties fo:language="en" fo:country="AU" officeooo:rsid="01436f0f"/>
    </style:style>
    <style:style style:name="T58" style:family="text">
      <style:text-properties fo:language="en" fo:country="AU" officeooo:rsid="00225c01"/>
    </style:style>
    <style:style style:name="T59" style:family="text">
      <style:text-properties fo:language="en" fo:country="AU" officeooo:rsid="014427ba"/>
    </style:style>
    <style:style style:name="T60" style:family="text">
      <style:text-properties fo:language="en" fo:country="AU" officeooo:rsid="010b62dd"/>
    </style:style>
    <style:style style:name="T61" style:family="text">
      <style:text-properties fo:language="en" fo:country="AU" officeooo:rsid="00e28fb1"/>
    </style:style>
    <style:style style:name="T62" style:family="text">
      <style:text-properties fo:language="en" fo:country="AU" officeooo:rsid="0138610a"/>
    </style:style>
    <style:style style:name="T63" style:family="text">
      <style:text-properties fo:language="en" fo:country="AU" officeooo:rsid="0156fc06"/>
    </style:style>
    <style:style style:name="T64" style:family="text">
      <style:text-properties fo:language="en" fo:country="AU" officeooo:rsid="0165b86e"/>
    </style:style>
    <style:style style:name="T65" style:family="text">
      <style:text-properties fo:font-size="10pt" officeooo:rsid="00f0f778" style:font-size-asian="10pt" style:font-size-complex="10pt"/>
    </style:style>
    <style:style style:name="T66" style:family="text">
      <style:text-properties officeooo:rsid="00fc0d27"/>
    </style:style>
    <style:style style:name="T67" style:family="text">
      <style:text-properties fo:language="zxx" fo:country="none"/>
    </style:style>
    <style:style style:name="T68" style:family="text">
      <style:text-properties fo:language="zxx" fo:country="none" officeooo:rsid="00c6da7e"/>
    </style:style>
    <style:style style:name="T69" style:family="text">
      <style:text-properties fo:language="zxx" fo:country="none" fo:font-style="normal" style:font-style-asian="normal" style:font-style-complex="normal"/>
    </style:style>
    <style:style style:name="T70" style:family="text">
      <style:text-properties fo:language="zxx" fo:country="none" fo:font-style="normal" officeooo:rsid="0044bedb" style:font-style-asian="normal" style:font-style-complex="normal"/>
    </style:style>
    <style:style style:name="T71" style:family="text">
      <style:text-properties fo:language="zxx" fo:country="none" officeooo:rsid="00d9db80"/>
    </style:style>
    <style:style style:name="T72" style:family="text">
      <style:text-properties fo:language="zxx" fo:country="none" officeooo:rsid="00225c01"/>
    </style:style>
    <style:style style:name="T73" style:family="text">
      <style:text-properties fo:language="zxx" fo:country="none" officeooo:rsid="0124ca62"/>
    </style:style>
    <style:style style:name="T74" style:family="text">
      <style:text-properties fo:language="zxx" fo:country="none" officeooo:rsid="01276822"/>
    </style:style>
    <style:style style:name="T75" style:family="text">
      <style:text-properties fo:language="zxx" fo:country="none" officeooo:rsid="012ce02e"/>
    </style:style>
    <style:style style:name="T76" style:family="text">
      <style:text-properties fo:language="zxx" fo:country="none" officeooo:rsid="0138610a"/>
    </style:style>
    <style:style style:name="T77" style:family="text">
      <style:text-properties fo:language="zxx" fo:country="none" officeooo:rsid="014ef94e"/>
    </style:style>
    <style:style style:name="T78" style:family="text">
      <style:text-properties officeooo:rsid="01094201"/>
    </style:style>
    <style:style style:name="T79" style:family="text">
      <style:text-properties officeooo:rsid="010c3193"/>
    </style:style>
    <style:style style:name="T80" style:family="text">
      <style:text-properties officeooo:rsid="010d81b8"/>
    </style:style>
    <style:style style:name="T81" style:family="text">
      <style:text-properties officeooo:rsid="0112b952"/>
    </style:style>
    <style:style style:name="T82" style:family="text">
      <style:text-properties officeooo:rsid="01145619"/>
    </style:style>
    <style:style style:name="T83" style:family="text">
      <style:text-properties officeooo:rsid="01181884"/>
    </style:style>
    <style:style style:name="T84" style:family="text">
      <style:text-properties fo:font-weight="normal" officeooo:rsid="01181884" style:font-weight-asian="normal" style:font-weight-complex="normal"/>
    </style:style>
    <style:style style:name="T85" style:family="text">
      <style:text-properties fo:font-weight="normal" officeooo:rsid="011a677d" style:font-weight-asian="normal" style:font-weight-complex="normal"/>
    </style:style>
    <style:style style:name="T86" style:family="text">
      <style:text-properties style:font-weight-asian="bold"/>
    </style:style>
    <style:style style:name="T87" style:family="text">
      <style:text-properties officeooo:rsid="0118e48e"/>
    </style:style>
    <style:style style:name="T88" style:family="text">
      <style:text-properties officeooo:rsid="011bec6e"/>
    </style:style>
    <style:style style:name="T89" style:family="text">
      <style:text-properties officeooo:rsid="01276822"/>
    </style:style>
    <style:style style:name="T90" style:family="text">
      <style:text-properties officeooo:rsid="012a72b5"/>
    </style:style>
    <style:style style:name="T91" style:family="text">
      <style:text-properties officeooo:rsid="012ce02e"/>
    </style:style>
    <style:style style:name="T92" style:family="text">
      <style:text-properties officeooo:rsid="01340fa6"/>
    </style:style>
    <style:style style:name="T93" style:family="text">
      <style:text-properties officeooo:rsid="01347b2a"/>
    </style:style>
    <style:style style:name="T94" style:family="text">
      <style:text-properties officeooo:rsid="013719a2"/>
    </style:style>
    <style:style style:name="T95" style:family="text">
      <style:text-properties officeooo:rsid="01426797"/>
    </style:style>
    <style:style style:name="T96" style:family="text">
      <style:text-properties officeooo:rsid="014427ba"/>
    </style:style>
    <style:style style:name="T97" style:family="text">
      <style:text-properties officeooo:rsid="01449e3b"/>
    </style:style>
    <style:style style:name="T98" style:family="text">
      <style:text-properties officeooo:rsid="014773ab"/>
    </style:style>
    <style:style style:name="T99" style:family="text">
      <style:text-properties officeooo:rsid="014913e4"/>
    </style:style>
    <style:style style:name="T100" style:family="text">
      <style:text-properties officeooo:rsid="014ba243"/>
    </style:style>
    <style:style style:name="T101" style:family="text">
      <style:text-properties officeooo:rsid="014dfa94"/>
    </style:style>
    <style:style style:name="T102" style:family="text">
      <style:text-properties officeooo:rsid="014ef94e"/>
    </style:style>
    <style:style style:name="T103" style:family="text">
      <style:text-properties officeooo:rsid="014f086f"/>
    </style:style>
    <style:style style:name="T104" style:family="text">
      <style:text-properties officeooo:rsid="01522f9b"/>
    </style:style>
    <style:style style:name="T105" style:family="text">
      <style:text-properties officeooo:rsid="0156fc06"/>
    </style:style>
    <style:style style:name="T106" style:family="text">
      <style:text-properties officeooo:rsid="015f9d8b"/>
    </style:style>
    <style:style style:name="T107" style:family="text">
      <style:text-properties officeooo:rsid="0163e41a"/>
    </style:style>
    <style:style style:name="T108" style:family="text">
      <style:text-properties officeooo:rsid="0168bc2c"/>
    </style:style>
    <style:style style:name="T109" style:family="text"/>
    <style:style style:name="fr1" style:family="graphic" style:parent-style-name="Frame_20_bottom">
      <style:graphic-properties fo:margin-top="0.101cm" fo:margin-bottom="0cm" style:vertical-pos="bottom" style:vertical-rel="page-content" loext:rel-width-rel="paragraph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width="16.51cm" style:rel-width="100%" draw:z-index="0">
        <draw:text-box fo:min-height="1cm">
          <text:p text:style-name="P55"><text:s text:c="2"/></text:p>
          <text:p text:style-name="P49"><text:span text:style-name="Figure_20_Number">Xxxxxx </text:span><text:span text:style-name="Figure_20_Number"><text:sequence text:ref-name="refFigure0" text:name="Figure" text:formula="ooow:Figure+1" style:num-format="1">1</text:sequence></text:span><text:span text:style-name="Figure_20_Number">.</text:span> <text:span text:style-name="T91">Xxxx, xxx XXX 000 x² ‘XX0’ Xxx Xxxx, xxxx xxx xxxxxxx xxx xxx xxxxxxxx </text:span><text:reference-mark-start text:name="JR_cite1_2_Lovegrove2011"/><text:span text:style-name="T75">[0]</text:span><text:reference-mark-end text:name="JR_cite1_2_Lovegrove2011"/><text:span text:style-name="T91">. Xxxxx, xxx xxxxx-xxxxxxx, xxxxxxxx xxxx xxx xxxxxxxxxxx xxxxxxx xxx xxxxxxxxxxx xxxxxx xxx xxx xxx XX0 xxxxxxxx xxxxxx </text:span><text:reference-mark-start text:name="JR_cite0_2_Pye2015"/><text:span text:style-name="T75">[0]</text:span><text:reference-mark-end text:name="JR_cite0_2_Pye2015"/><text:span text:style-name="T91">. Xxx ‘xxxxx xxxxxxxx’ xxxxx, xxxx xxx xxxxxxx xxxxxxxxxx xxxxxxxxxxx, xx xx</text:span><text:span text:style-name="T91"><draw:frame draw:style-name="fr2" draw:name="Object27" text:anchor-type="as-char" svg:y="-0.282cm" svg:width="1.279cm" svg:height="0.351cm" draw:z-index="1"><draw:object xlink:href="./Object 39" xlink:type="simple" xlink:show="embed" xlink:actuate="onLoad"/><draw:image xlink:href="./ObjectReplacements/Object 39" xlink:type="simple" xlink:show="embed" xlink:actuate="onLoad"/></draw:frame></text:span><text:span text:style-name="T91">x, xxx xxx ‘xxxxx xxxxxxxx’, xxxxxxx xx </text:span><text:span text:style-name="T91"><draw:frame draw:style-name="fr2" draw:name="Object43" text:anchor-type="as-char" svg:y="-0.282cm" svg:width="0.601cm" svg:height="0.351cm" draw:z-index="2"><draw:object xlink:href="./Object 43" xlink:type="simple" xlink:show="embed" xlink:actuate="onLoad"/><draw:image xlink:href="./ObjectReplacements/Object 43" xlink:type="simple" xlink:show="embed" xlink:actuate="onLoad"/></draw:frame></text:span><text:span text:style-name="T91">, xx xxxxxxxxxx xx xxx xxxxxxxx xx xxxx xxxx.</text:span></text:p>
        </draw:text-box>
      </draw:frame>
      <text:p text:style-name="P76"><text:bookmark text:name="JR_bib_end1"/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AU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Paragraph" style:default-outline-level="1" style:class="text" style:master-page-name="">
      <style:paragraph-properties fo:margin-top="0.423cm" fo:margin-bottom="0.423cm" loext:contextual-spacing="false" fo:text-align="center" style:justify-single-word="false" style:page-number="auto" fo:keep-with-next="always"/>
      <style:text-properties fo:text-transform="uppercase" fo:font-weight="bold" style:font-weight-asian="bold"/>
    </style:style>
    <style:style style:name="Heading_20_2" style:display-name="Heading 2" style:family="paragraph" style:parent-style-name="Standard" style:next-style-name="Paragraph" style:default-outline-level="2" style:class="text">
      <style:paragraph-properties fo:margin-top="0.423cm" fo:margin-bottom="0.423cm" loext:contextual-spacing="false"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Paragraph" style:default-outline-level="3" style:class="text">
      <style:paragraph-properties fo:margin-top="0.423cm" fo:margin-bottom="0.423cm" loext:contextual-spacing="false" fo:text-align="center" style:justify-single-word="false" fo:keep-with-next="always"/>
      <style:text-properties fo:font-size="10pt" fo:font-style="italic" style:font-size-asian="10pt" style:font-style-asian="italic"/>
    </style:style>
    <style:style style:name="footnote_20_text" style:display-name="footnote text" style:family="paragraph" style:parent-style-name="Standard" style:default-outline-level="">
      <style:text-properties fo:font-size="8pt" style:font-size-asian="8pt"/>
    </style:style>
    <style:style style:name="Paper_20_Title" style:display-name="Paper Title" style:family="paragraph" style:parent-style-name="Standard" style:default-outline-level="">
      <style:paragraph-properties fo:margin-top="2.117cm" fo:margin-bottom="0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_20_Name" style:display-name="Author Name" style:family="paragraph" style:parent-style-name="Standard" style:default-outline-level="">
      <style:paragraph-properties fo:margin-top="0.635cm" fo:margin-bottom="0.635cm" loext:contextual-spacing="false" fo:text-align="center" style:justify-single-word="false"/>
      <style:text-properties fo:font-size="14pt" style:font-size-asian="14pt"/>
    </style:style>
    <style:style style:name="Author_20_Affiliation" style:display-name="Author Affiliation" style:family="paragraph" style:parent-style-name="Standard" style:default-outline-level="">
      <style:paragraph-properties fo:text-align="center" style:justify-single-word="false"/>
      <style:text-properties fo:font-size="10pt" fo:font-style="italic" style:font-size-asian="10pt" style:font-style-asian="italic"/>
    </style:style>
    <style:style style:name="Abstract" style:family="paragraph" style:parent-style-name="Standard" style:default-outline-level="">
      <style:paragraph-properties fo:margin-left="0.51cm" fo:margin-right="0.51cm" fo:margin-top="0.635cm" fo:margin-bottom="0.635cm" loext:contextual-spacing="false" fo:text-align="justify" style:justify-single-word="false" fo:text-indent="0cm" style:auto-text-indent="false"/>
      <style:text-properties fo:font-size="9pt" style:font-size-asian="9pt"/>
    </style:style>
    <style:style style:name="Paragraph" style:family="paragraph" style:parent-style-name="Standard" style:default-outline-level="">
      <style:paragraph-properties fo:margin-left="0cm" fo:margin-right="0cm" fo:text-align="justify" style:justify-single-word="false" fo:text-indent="0.501cm" style:auto-text-indent="false"/>
      <style:text-properties fo:font-size="10pt" style:font-size-asian="10pt"/>
    </style:style>
    <style:style style:name="Reference" style:family="paragraph" style:parent-style-name="Paragraph" style:default-outline-level="">
      <style:paragraph-properties fo:margin-left="0.751cm" fo:margin-right="0cm" fo:text-align="start" style:justify-single-word="false" fo:text-indent="-0.751cm" style:auto-text-indent="false">
        <style:tab-stops>
          <style:tab-stop style:position="0.75cm"/>
        </style:tab-stops>
      </style:paragraph-properties>
      <style:text-properties fo:background-color="transparent"/>
    </style:style>
    <style:style style:name="Figure_20_Caption" style:display-name="Figure Caption" style:family="paragraph" style:next-style-name="Paragraph" style:default-outline-level="">
      <style:paragraph-properties fo:margin-top="0.212cm" fo:margin-bottom="0cm" loext:contextual-spacing="false" fo:text-align="center" style:justify-single-word="false" fo:orphans="2" fo:widows="2" style:writing-mode="lr-tb"/>
      <style:text-properties fo:font-size="9pt" style:font-size-asian="9pt" style:language-asian="en" style:country-asian="US"/>
    </style:style>
    <style:style style:name="Figure" style:family="paragraph" style:parent-style-name="Paragraph" style:next-style-name="Figure_20_Caption" style:default-outline-level="" style:class="extra" style:master-page-name="">
      <style:paragraph-properties fo:margin-left="0cm" fo:margin-right="0cm" fo:text-align="center" style:justify-single-word="false" fo:text-indent="0cm" style:auto-text-indent="false" style:page-number="auto" fo:keep-with-next="always"/>
    </style:style>
    <style:style style:name="Equation" style:family="paragraph" style:parent-style-name="Paragraph" style:next-style-name="Paragraph" style:default-outline-level="">
      <style:paragraph-properties fo:margin-left="0cm" fo:margin-right="0cm" fo:text-align="center" style:justify-single-word="false" fo:text-indent="0cm" style:auto-text-indent="false">
        <style:tab-stops>
          <style:tab-stop style:position="7.62cm" style:type="center"/>
          <style:tab-stop style:position="16.3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_28_bulleted_29_" style:display-name="Paragraph (bulleted)" style:family="paragraph" style:parent-style-name="Paragraph" style:default-outline-level="">
      <style:paragraph-properties fo:margin-left="1.131cm" fo:margin-right="0cm" fo:text-indent="-0.63cm" style:auto-text-indent="false"/>
    </style:style>
    <style:style style:name="Author_20_Email" style:display-name="Author Email" style:family="paragraph" style:parent-style-name="Standard" style:default-outline-level="">
      <style:paragraph-properties fo:text-align="center" style:justify-single-word="false"/>
      <style:text-properties fo:font-size="10pt" style:font-size-asian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language-asian="en" style:country-asian="GB" style:font-size-complex="12pt"/>
    </style:style>
    <style:style style:name="Table_20_Caption" style:display-name="Table Caption" style:family="paragraph" style:parent-style-name="Figure_20_Caption" style:default-outline-level="" style:master-page-name="">
      <style:paragraph-properties fo:margin-top="0cm" fo:margin-bottom="0.21cm" loext:contextual-spacing="false" style:page-number="auto"/>
      <style:text-properties style:font-size-complex="9pt"/>
    </style:style>
    <style:style style:name="Paragraph_20__28_numbered_29_" style:display-name="Paragraph (numbered)" style:family="paragraph" style:default-outline-level="">
      <style:paragraph-properties fo:text-align="justify" style:justify-single-word="false" fo:orphans="2" fo:widows="2" style:writing-mode="lr-tb"/>
      <style:text-properties style:language-asian="en" style:country-asian="U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text-properties fo:font-size="9pt"/>
    </style:style>
    <style:style style:name="Table_20_Heading" style:display-name="Table Heading" style:family="paragraph" style:parent-style-name="Table_20_Contents" style:class="extra"/>
    <style:style style:name="Footnote" style:family="paragraph" style:parent-style-name="Paragraph" style:class="extra">
      <style:paragraph-properties fo:margin-left="0cm" fo:margin-right="0cm" fo:text-indent="0cm" style:auto-text-indent="false"/>
      <style:text-properties fo:font-size="9pt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8.5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igure_20_Number" style:display-name="Figure Number" style:family="text">
      <style:text-properties fo:text-transform="uppercase" fo:font-size="9pt" fo:language="en" fo:country="AU" fo:font-weight="bold" style:font-size-asian="9pt" style:language-asian="en" style:country-asian="US"/>
    </style:style>
    <style:style style:name="Frame" style:family="graphic">
      <style:graphic-properties svg:width="16.51cm" style:rel-width="100%" fo:min-height="1cm" text:anchor-type="page" svg:x="0cm" svg:y="0cm" fo:margin-left="0cm" fo:margin-right="0cm" fo:margin-top="0cm" fo:margin-bottom="0.199cm" style:wrap="none" style:vertical-pos="top" style:vertical-rel="page-content" style:horizontal-pos="center" style:horizontal-rel="page-content" fo:padding="0cm" fo:border="none" style:shadow="none" draw:shadow-opacity="100%" loext:rel-width-rel="paragraph"/>
    </style:style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_20_bottom" style:display-name="Frame bottom" style:family="graphic" style:parent-style-name="Frame">
      <style:graphic-properties svg:width="16.51cm" style:rel-width="100%" fo:min-height="1cm" text:anchor-type="page" svg:y="0cm" fo:margin-top="0.199cm" fo:margin-bottom="0cm" style:vertical-pos="bottom" style:vertical-rel="page-content" loext:rel-width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3cm" fo:margin-left="2.54cm" fo:margin-right="2.54cm" style:writing-mode="lr-tb" style:layout-grid-color="#c0c0c0" style:layout-grid-lines="38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erimental Testing of a High-Flux Cavity Receiver</dc:title>
    <meta:initial-creator>Maria Frank</meta:initial-creator>
    <meta:editing-cycles>166</meta:editing-cycles>
    <meta:print-date>2017-01-23T11:44:42.833125995</meta:print-date>
    <meta:creation-date>2016-05-18T09:41:00</meta:creation-date>
    <dc:date>2018-05-17T11:39:28.849000000</dc:date>
    <meta:editing-duration>P1DT1H38M46S</meta:editing-duration>
    <meta:generator>LibreOfficeDev/6.1.0.0.alpha1$Windows_X86_64 LibreOffice_project/29cebedfbdc8a8d3bf47e9a8148dc081bf86eb10</meta:generator>
    <meta:printed-by>John Pye</meta:printed-by>
    <dc:subject>SolarPACES 2016</dc:subject>
    <meta:document-statistic meta:table-count="0" meta:image-count="0" meta:object-count="2" meta:page-count="1" meta:paragraph-count="2" meta:word-count="62" meta:character-count="371" meta:non-whitespace-character-count="309"/>
    <meta:user-defined meta:name="AppVersion">14.0000</meta:user-defined>
    <meta:user-defined meta:name="Company">PP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8_point5_x11_single_column_template" xlink:href=""/>
  </office:meta>
</office:document-meta>
</file>

<file path=Object 39/content.xml><?xml version="1.0" encoding="utf-8"?>
<math xmlns="http://www.w3.org/1998/Math/MathML" display="block">
  <semantics>
    <mrow>
      <mi>x</mi>
      <mo stretchy="false">≈</mo>
      <mrow>
        <mo stretchy="false">−</mo>
        <mn>0.2</mn>
      </mrow>
    </mrow>
    <annotation encoding="StarMath 5.0">x approx -0.2</annotation>
  </semantics>
</math>
</file>

<file path=Object 43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